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 svg:font-family="'Liberation Sans'"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ans1"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Header">
      <style:text-properties style:font-name="Liberation Sans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uby on Rails – Projekt: Konzept<text:line-break/>another enterprise social network</text:h>
      <text:p text:style-name="Text_20_body">Es soll ein soziales Netzwerk entwickelt werden, dass sich vorallem an Unternehmen und Organisationen richtet.</text:p>
      <text:p text:style-name="Text_20_body">Ein Stellvertreter eines Unternehmens meldet dieses auf der Plattform an.<text:line-break/>Er gibt dabei Informationen zum Unternehmen an.</text:p>
      <text:p text:style-name="Text_20_body">Danach lädt er seine Mitarbeiter ein, indem er Ihre E-Mail-Adressen angibt und die Einladungen zum Netzwerk verschickt.<text:line-break/>In diesen Mails befinden sich Links, die zu einem Registrierungsformular führen. Nur Personen, die tatsächlich eine Einladung erhalten haben, können dieses Formular aufrufen.</text:p>
      <text:p text:style-name="Text_20_body">Ist die Registrierung abgeschlossen, so befindet sich der neue Mitarbeiter bereits in der Unternehmensgruppe.</text:p>
      <text:p text:style-name="Text_20_body">Innerhalb des Unternehmens lassen sich nun Arbeitsgruppen erstellen. Die Mitarbeiter können sich so zu Teams zusammenfinden. Jedes Team hat einen Teamleiter und einen sogenannten einen „Workstream“. Dieser Stream beinhaltet Nachrichten, Bilder, Links, Dokumente etc. die für diese Gruppe von den Mitarbeitern gepostet wurden.</text:p>
      <text:p text:style-name="Text_20_body">Desweiteren gibt es einen Hauptstream, dem alle Mitarbeiter des Unternehmens automatisch zugeordnet sind, und in den jeder Mitarbeiter hineinposten kann.</text:p>
      <text:p text:style-name="Text_20_body">Jeder hat die Möglichkeit innerhalb des gesamten Netzwerks nach anderen Unternehmen zu suchen und deren Profilseiten einzusehen. Es ist jedoch nicht möglich anderen Unternehmen beizutreten. Arbeitet eine Person für mehrere Unternehmen, die dieses Netzwerk nutzen, muss er auch zwei unterschiedliche E-Mail-Adressen verwenden. Pro E-Mail-Adresse ist also nur ein Benutzer-Account möglich.</text:p>
      <text:p text:style-name="Text_20_body">Das Netzwerk als Solches soll <text:s/>dazu dienen, die Kommunikation von Mitarbeitern innerhalb eines Unternehmens zu fördern und den Informationsfluss zu zentralisieren.</text:p>
      <text:h text:style-name="Heading_20_3" text:outline-level="3">Zusammenfassung: Workflow</text:h>
      <text:list xml:id="list1777848965" text:style-name="L1">
        <text:list-item>
          <text:p text:style-name="P2">Stellvertreter des Unternehmens meldet sich an</text:p>
        </text:list-item>
        <text:list-item>
          <text:p text:style-name="P2">lädt Mitarbeiter per E-Mail-Einladung zum Netzwerk ein</text:p>
        </text:list-item>
        <text:list-item>
          <text:p text:style-name="P2">Mitarbeiter bilden Gruppen mit Teamleiter</text:p>
        </text:list-item>
        <text:list-item>
          <text:p text:style-name="P2">Mitarbeiter posten Informationen in den jeweiligen Streams</text:p>
        </text:list-item>
      </text:list>
      <text:p text:style-name="Text_20_body"/>
      <text:h text:style-name="Heading_20_3" text:outline-level="3">Zusammenfassung: Features</text:h>
      <text:list xml:id="list2110676947" text:style-name="L2">
        <text:list-item>
          <text:p text:style-name="P3">Initiale Anmeldung eines Unternehmens durch Stellvertreter</text:p>
        </text:list-item>
        <text:list-item>
          <text:p text:style-name="P3">E-Mail-Einladung und reserviertes Registrierungsformular für Mitarbeiter</text:p>
        </text:list-item>
        <text:list-item>
          <text:p text:style-name="P3"><text:soft-page-break/>Hauptstream für alle Mitarbeiter eines Unternehmens</text:p>
        </text:list-item>
        <text:list-item>
          <text:p text:style-name="P3">Teamstreams für Projektgruppen innerhalb des Unternehmens</text:p>
        </text:list-item>
        <text:list-item>
          <text:p text:style-name="P3">Infoseite eines Unternehmens öffentlich erreichbar</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ans" svg:font-family="'Liberation Sans'"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ans1"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1"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ans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Christian Brandt<text:tab/>Technische Hochschule Mittelhessen<text:tab/>Ruby on Rails SS2012</text:p>
        <text:p text:style-name="MP1"><text:tab/><text:tab/>Prüfer: Fabian Müller, M.Sc.</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7-18T21:37:40</dc:date>
    <dc:creator>Christian Brandt</dc:creator>
    <meta:generator>LibreOffice/3.5$Linux_X86_64 LibreOffice_project/350m1$Build-2</meta:generator>
    <meta:editing-duration>PT19M40S</meta:editing-duration>
    <meta:editing-cycles>4</meta:editing-cycles>
    <meta:document-statistic meta:table-count="0" meta:image-count="0" meta:object-count="0" meta:page-count="2" meta:paragraph-count="23" meta:word-count="311" meta:character-count="2377" meta:non-whitespace-character-count="2095"/>
  </office:meta>
</office:document-meta>
</file>